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iDiffPlugin.isProjectEligible( Project pro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iDiffPlugin.apply( Project pro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piDiffPlugin.createApiDiffTask( String baselineVersion , Project pro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piDiffPlugin.createBaselineConfiguration( String baselineVersion , Project pro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piDiffPlugin.getOutputFile( String baseLineVersion ,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piDiffPlugin.applyApiDiffConventions( Project pro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piDiffPlugin.getRuntimeClassPath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